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biologists to adopt a probabilistic view of ecological networks. Representing species interactions probabilistically (how likely are they occurring?) as opposed to deterministically (are they occurring?) allows a better assessment of their spatiotemporal variability and accounts for inherent uncertainties in both observations and predictions. However, despite this growing interest in probabilistic networks, guidelines for the estimation and documentation of probabilistic interaction data are still lacking. This is concerning given that their biological interpretation and statistical manipulation are contingent upon the methods and variables used to estimate them. We review how probabilistic interactions are defined at different spatial scales, from local interactions to regional networks (metawebs), with a strong emphasis on food webs. These definitions are based on the distinction between the observ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We suggest two approaches to inferring deterministic networks from probabilistic webs that account for these differences and argue that systematic biases arise when directly inferring local networks from subsets of metawebs. To support our arguments, we build a spatiotemporally explicit model of probabilistic interactions and develop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substantial challenge. There are practical and biological constraints that hinder our ability to observe all interactions, such as the spatial and temporal uncoupling of species (Jordano (1987)) and the large number of potential interactions in a community, of which the vast majority are rare (Jordano (2016)). Documenting the location and timing of interactions becomes even more difficult when accounting for the spatiotemporal variability of ecological networks (Poisot <text:span text:style-name="T1">et al.</text:span> (2012), Poisot <text:span text:style-name="T1">et al.</text:span> (2015)). Indeed,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 <text:span text:style-name="T1">et al.</text:span> (2011), Stouffer <text:span text:style-name="T1">et al.</text:span> (2011), Gravel <text:span text:style-name="T1">et al.</text:span> (2013)). Environmental factors, such as temperature (Angilletta <text:span text:style-name="T1">et al.</text:span> (2004)), drought (Woodward <text:span text:style-name="T1">et al.</text:span> (2012)), climate change (Gilman <text:span text:style-name="T1">et al.</text:span> (2010), Woodward <text:span text:style-name="T1">et al.</text:span> (2010),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regarded as either occurring or not, probabilistic networks represent our degree of belief about the realization or feasibility of pairwise interactions at the local or regional scale, respectively. In other words, representing interactions probabilistically considers inherent uncertainties and variability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ccurring) or <draw:frame draw:style-name="fr1" text:anchor-type="as-char"><draw:object xlink:href="Formula-116/" xlink:type="simple" xlink:show="embed" xlink:actuate="onLoad"/></draw:frame> (occurring). In probabilistic networks, only forbidden interactions (i.e., interactions prohibited by biological traits, Jordano <text:span text:style-name="T1">et al.</text:span> (2003), Olesen <text:span text:style-name="T1">et al.</text:span> (2010)) have a probability value of zero, provided that intraspecific trait variability is considered (Gonzalez-Varo &amp; Traveset (2016)). However, <text:span text:style-name="T1">neutrally</text:span> forbidden interactions (i.e., improbable interactions between rare species, Canard <text:span text:style-name="T1">et al.</text:span> (2012)) could have low probability values in local networks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which is a major driver of functioning, dynamics, and resilience of ecosystems worldwide (Proulx <text:span text:style-name="T1">et al.</text:span> (2005), McCann (2007), McCann (2011), Rooney &amp; McCann (2012)). Moreover, the application and development of computational methods in network ecology, often based on a probabilistic representation of interactions, can alleviate the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ould inform the identification of priority sampling locations of ecological networks that would yield the highest amount of information to alleviate these errors. Optimization models for sampling locations have mostly found applications in biological systems that are not networked, such as identifying priority sampling sites for disease hotspots (Andrade-Pacheco <text:span text:style-name="T1">et al.</text:span> (2020)), but there is substantial promise in applying them to probabilistic ecological interactions. Statistical models can also be used to generate network predictions without prior knowledge of pairwise interactions, for instance using body size (Petchey <text:span text:style-name="T1">et al.</text:span> (2008), Gravel <text:span text:style-name="T1">et al.</text:span> (2013)), phylogeny (Elmasri <text:span text:style-name="T1">et al.</text:span> (2020), Strydom <text:span text:style-name="T1">et al.</text:span> (2022)), or a combination of niche and neutral processes (Bartomeus <text:span text:style-name="T1">et al.</text:span> (2016), Pomeranz <text:span text:style-name="T1">et al.</text:span> (2019)) for inference. Topological null models (e.g., Bascompte <text:span text:style-name="T1">et al.</text:span> (2003),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Ohlmann <text:span text:style-name="T1">et al.</text:span> (2019),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The lack of clear guidelines on the use of probabilistic interaction data is worrisome (Brimacombe <text:span text:style-name="T1">et al.</text:span> (2023)), both for data producers and re-users who manipulate and generate these numbers. Indeed, beyond methodological challenges encountered when evaluating them, there are important and perhaps more fundamental conceptual challenges when it comes to defining them. There is currently no data standard that could guide the estimation and documentation of all types of probabilistic interaction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We aim to take a step back by outlining different ways in which they were defined and used in network ecology and propose a framework to contextualize them. We distinguish two broad categories of probabilistic networks that require distinct handling techniques when applied to key ecological questions: local networks of realized interactions, and regional networks (metawebs) of potential interactions. We show that these representations differ in their ecological interpretation and statistical outcomes, especially regarding the spatial and temporal scaling of interactions and the prediction of binary networks across space. Although we focus on food webs, our observations and advice can be applied to other types of ecological networks, from plant-pollinator to host-parasite networks. Indeed, excepting networks of indirect interactions such as competition and facilitation networks (Kéfi <text:span text:style-name="T1">et al.</text:span> (2015), Kéfi <text:span text:style-name="T1">et al.</text:span> (2016)), most ecological networks describe probabilities of direct interactions, which are conceptually and mathematically analogous regardless of their biological type (e.g., trophic and parasitic interactions).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well-defined space and time (i.e., the probability that they interact locally). Here, we use the terms <text:span text:style-name="T1">metaweb</text:span> (Dunne (2006)) to designate networks of potential interactions and <text:span text:style-name="T1">local networks</text:span> (Poisot <text:span text:style-name="T1">et al.</text:span> (2012)) for those of realized interactions. Metawebs are the network analogues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 are made of nodes and edges that can be represented at different levels of organization and precision. The basic unit of food webs and other ecological networks are individuals that interact with each other (e.g., by predation, Elton (2001)), forming individual-based networks (Melián <text:span text:style-name="T1">et al.</text:span> (2011)). The aggregation of these individuals into more or less homogeneous groups (e.g., populations, species, trophic species, families) allows us to represent nodes at broader taxonomic scales, which affe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can be viewed as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volume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binary local European food webs of willow-galling sawflies and their natural enemies, clearly referencing each food web in space and time. Because of its large number of replicated samples, this dataset can be used to infer the probability of locally observing an interaction between any pair of taxa by measuring the proportion of sites where an interaction was observed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6/" xlink:type="simple" xlink:show="embed" xlink:actuate="onLoad"/></draw:frame> and duration <draw:frame draw:style-name="fr1" text:anchor-type="as-char"><draw:object xlink:href="Formula-158/"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positively with area and duration because taxa have more opportunities to interact.</text:p>
<text:p text:style-name="Text_20_body">The probability that two taxa <draw:frame draw:style-name="fr1" text:anchor-type="as-char"><draw:object xlink:href="Formula-160/" xlink:type="simple" xlink:show="embed" xlink:actuate="onLoad"/></draw:frame> and <draw:frame draw:style-name="fr1" text:anchor-type="as-char"><draw:object xlink:href="Formula-162/" xlink:type="simple" xlink:show="embed" xlink:actuate="onLoad"/></draw:frame> interact locally can also be conditional on many environmental and biological factors. One of these is their co-occurrence <draw:frame draw:style-name="fr1" text:anchor-type="as-char"><draw:object xlink:href="Formula-164/"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6/" xlink:type="simple" xlink:show="embed" xlink:actuate="onLoad"/></draw:frame> when taxa do not co-occur, i.e. <draw:frame draw:style-name="fr1" text:anchor-type="as-char"><draw:object xlink:href="Formula-168/" xlink:type="simple" xlink:show="embed" xlink:actuate="onLoad"/></draw:frame>. Co-occurrence can also be modeled probabilistically. In that case, it follows a Bernoulli distribution $C_{i,j} \sim {\rm Bernoulli}(P_{i,j}(x, y))$, where the probability of co-occurrence <draw:frame draw:style-name="fr1" text:anchor-type="as-char"><draw:object xlink:href="Formula-170/" xlink:type="simple" xlink:show="embed" xlink:actuate="onLoad"/></draw:frame> can be estimated using joint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2/"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Pilosof <text:span text:style-name="T1">et al.</text:span> (2017), Kéfi <text:span text:style-name="T1">et al.</text:span> (2012)). Here, we will use the variable <draw:frame draw:style-name="fr1" text:anchor-type="as-char"><draw:object xlink:href="Formula-174/"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6/" xlink:type="simple" xlink:show="embed" xlink:actuate="onLoad"/></draw:frame> would represent the presence or absence of these shelters. Like co-occurrence, <draw:frame draw:style-name="fr1" text:anchor-type="as-char"><draw:object xlink:href="Formula-178/" xlink:type="simple" xlink:show="embed" xlink:actuate="onLoad"/></draw:frame> can also be modeled probabilistically when the stochasticity or uncertainty of environmental and biological factors is considered. In sum, <draw:frame draw:style-name="fr1" text:anchor-type="as-char"><draw:object xlink:href="Formula-180/"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2/" xlink:type="simple" xlink:show="embed" xlink:actuate="onLoad"/></draw:frame> and <draw:frame draw:style-name="fr1" text:anchor-type="as-char"><draw:object xlink:href="Formula-184/" xlink:type="simple" xlink:show="embed" xlink:actuate="onLoad"/></draw:frame> interact in a local network <draw:frame draw:style-name="fr1" text:anchor-type="as-char"><draw:object xlink:href="Formula-186/" xlink:type="simple" xlink:show="embed" xlink:actuate="onLoad"/></draw:frame> can thus be conditional on the area <draw:frame draw:style-name="fr1" text:anchor-type="as-char"><draw:object xlink:href="Formula-188/" xlink:type="simple" xlink:show="embed" xlink:actuate="onLoad"/></draw:frame>, the time interval <draw:frame draw:style-name="fr1" text:anchor-type="as-char"><draw:object xlink:href="Formula-190/" xlink:type="simple" xlink:show="embed" xlink:actuate="onLoad"/></draw:frame>, their co-occurrence <draw:frame draw:style-name="fr1" text:anchor-type="as-char"><draw:object xlink:href="Formula-192/" xlink:type="simple" xlink:show="embed" xlink:actuate="onLoad"/></draw:frame> and chosen environmental and biological conditions <draw:frame draw:style-name="fr1" text:anchor-type="as-char"><draw:object xlink:href="Formula-194/"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6/"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Brimacombe <text:span text:style-name="T1">et al.</text:span> (2023)),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198/" xlink:type="simple" xlink:show="embed" xlink:actuate="onLoad"/></draw:frame> or not <draw:frame draw:style-name="fr1" text:anchor-type="as-char"><draw:object xlink:href="Formula-200/"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draw:frame draw:style-name="fr1" text:anchor-type="as-char"><draw:object xlink:href="Formula-202/" xlink:type="simple" xlink:show="embed" xlink:actuate="onLoad"/></draw:frame>) and local networks (<draw:frame draw:style-name="fr1" text:anchor-type="as-char"><draw:object xlink:href="Formula-204/" xlink:type="simple" xlink:show="embed" xlink:actuate="onLoad"/></draw:frame>).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6/"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8/" xlink:type="simple" xlink:show="embed" xlink:actuate="onLoad"/></draw:frame></text:p>
    </table:table-cell>
    <table:table-cell table:style-name="TableRowCell" office:value-type="string">
      <text:p text:style-name="Table_20_Contents">probability that the interaction is realized locally given many condition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that have been designed for broad spatial, temporal, and taxonomic scales (e.g., species food webs at the continental scale). They represent the probability that two taxa can biologically interact regardless of their co-occurrence and local environmental conditions. Indeed, potential interactions are by definition context-independent, i.e. they are not measured at a specific location and time. In contrast with probabilistic local networks, which represent the stochasticity of interactions occurring in nature, probabilistic metawebs measure our degree of belief in the capacity of two taxa to interact (i.e., the probability that their traits could support an interaction in the right conditions). In other words, potential interactions describe the probability that there exists at least one combination of phenotypes of taxa <draw:frame draw:style-name="fr1" text:anchor-type="as-char"><draw:object xlink:href="Formula-220/" xlink:type="simple" xlink:show="embed" xlink:actuate="onLoad"/></draw:frame> and <draw:frame draw:style-name="fr1" text:anchor-type="as-char"><draw:object xlink:href="Formula-222/" xlink:type="simple" xlink:show="embed" xlink:actuate="onLoad"/></draw:frame> that can interact with each other if they were to encounter. This probability of interaction, in a metaweb <draw:frame draw:style-name="fr1" text:anchor-type="as-char"><draw:object xlink:href="Formula-224/" xlink:type="simple" xlink:show="embed" xlink:actuate="onLoad"/></draw:frame>, can be expressed as</text:p>
<text:p text:style-name="Text_20_body"><text:bookmark-start text:name="eq:metaweb"/><draw:frame draw:style-name="fr2" text:anchor-type="paragraph"><draw:object xlink:href="Formula-226/" xlink:type="simple" xlink:show="embed" xlink:actuate="onLoad"/></draw:frame><text:bookmark-end text:name="eq:metaweb"/></text:p>
<text:p text:style-name="Text_20_body">which, in contrast with eq. 2, is not conditional on any spatial, temporal, or environmental variables (tbl. 1).</text:p>
<text:p text:style-name="Text_20_body">Starting from a selected set of taxa, which are usually distributed within a broad region of interest, metawebs can be built using different data sources, including literature review, fieldwork, and predictive models (e.g., the metaweb of trophic interactions between Canadian mammals inferred by Strydom <text:span text:style-name="T1">et al.</text:span> (2022)). Every pair of taxa that have confidently been observed to interact at least once can be given a probability of <draw:frame draw:style-name="fr1" text:anchor-type="as-char"><draw:object xlink:href="Formula-228/" xlink:type="simple" xlink:show="embed" xlink:actuate="onLoad"/></draw:frame> (i.e., <draw:frame draw:style-name="fr1" text:anchor-type="as-char"><draw:object xlink:href="Formula-230/" xlink:type="simple" xlink:show="embed" xlink:actuate="onLoad"/></draw:frame>) since we know that they <text:span text:style-name="T1">can</text:span> interact. This is usually not the case in local probabilistic networks, in which probabilities usually remain stochastic (i.e., <draw:frame draw:style-name="fr1" text:anchor-type="as-char"><draw:object xlink:href="Formula-232/" xlink:type="simple" xlink:show="embed" xlink:actuate="onLoad"/></draw:frame>) after empirically observing interactions because of their intrinsic spatiotemporal variability. Similarly, although rare interactions typically have low probabilities in local networks, they can have high probabilities in metawebs if the traits of both taxa match. On the other hand, interactions that were never observed can have low probability values in both metawebs and local networks, going as low as <draw:frame draw:style-name="fr1" text:anchor-type="as-char"><draw:object xlink:href="Formula-234/" xlink:type="simple" xlink:show="embed" xlink:actuate="onLoad"/></draw:frame> for forbidden links. However, because of observation errors due to taxonomic misidentifications and ecological misinterpretations (e.g., due to cryptic species and interactions, Pringle &amp; Hutchinson (2020)), many observations of interactions are only false positives. Similarly, forbidden interactions can be false negatives in metawebs, e.g. if they have been assessed for specific phenotypes, locations or time. Implementing a Bayesian framework, which updates prior probabilities with empirical data (e.g., Bartomeus <text:span text:style-name="T1">et al.</text:span> (2016), Cirtwill <text:span text:style-name="T1">et al.</text:span> (2019)), could improve our estimation of interaction probabilities in both systems.</text:p>
<text:h text:style-name="Heading_20_1" text:outline-level="1"><text:bookmark-start text:name="statistical-behaviors-of-probabilistic-networks"/>Statistical behaviors of probabilistic networks<text:bookmark-end text:name="statistical-behaviors-of-probabilistic-networks"/></text:h>
<text:p text:style-name="First_20_paragraph">The differences in the mathematical formulations of local and potential interactions can affect their statistical behaviors when applied to key ecological questions. These disparities must therefore be taken into account when analyzing probabilistic interaction data to prevent misleading results and minimize interpretation errors. Here we show four common applications of probabilistic interactions and compare the characteristics of local networks and metawebs using simulated and empirical data.</text:p>
<text:h text:style-name="Heading_20_2" text:outline-level="2"><text:bookmark-start text:name="taxonomic-scaling-of-interactions"/>Taxonomic scaling of interactions<text:bookmark-end text:name="taxonomic-scaling-of-interactions"/></text:h>
<text:p text:style-name="First_20_paragraph">Probabilistic networks can be used to address a wide range of ecological questions based on their level of organization. For example, the assemblage of interactions across ecological scales can be studied using species-based networks, whereas clade-based networks can be used to study macroevolutionary processes (e.g., Gomez <text:span text:style-name="T1">et al.</text:span> (2010)). Because our interpretation of the properties and dynamics of ecological networks depends on their taxonomic scale (Guimarães (2020)), examining the phylogenetic scaling of network structure is also a promising research avenue. Analyzing the same system at different taxonomic scales can thus provide meaningful and complementary ecological information and is, in our perspective, best conducted using probabilistic networks.</text:p>
<text:p text:style-name="Text_20_body">There is no qualitative difference in the taxonomic scaling of local networks compared to metawebs because only the nodes are defined taxonomically. In other words, the edge probability values of local networks (eq. 2) and metawebs (eq. 3) are not conditional on any taxonomic scale. It is the definition of the event itself (i.e., the interaction of the two taxa) that has a given phylogenetic scale, not their conditional variables. In both types of networks, shifting to a broader level of organization can be directly done using probabilities at finer scales. For example, if we have a network of <draw:frame draw:style-name="fr1" text:anchor-type="as-char"><draw:object xlink:href="Formula-236/" xlink:type="simple" xlink:show="embed" xlink:actuate="onLoad"/></draw:frame> species from genus <draw:frame draw:style-name="fr1" text:anchor-type="as-char"><draw:object xlink:href="Formula-238/" xlink:type="simple" xlink:show="embed" xlink:actuate="onLoad"/></draw:frame> and <draw:frame draw:style-name="fr1" text:anchor-type="as-char"><draw:object xlink:href="Formula-240/" xlink:type="simple" xlink:show="embed" xlink:actuate="onLoad"/></draw:frame> species from genus <draw:frame draw:style-name="fr1" text:anchor-type="as-char"><draw:object xlink:href="Formula-242/" xlink:type="simple" xlink:show="embed" xlink:actuate="onLoad"/></draw:frame>, we can calculate the probability that at least one species from genus <draw:frame draw:style-name="fr1" text:anchor-type="as-char"><draw:object xlink:href="Formula-244/" xlink:type="simple" xlink:show="embed" xlink:actuate="onLoad"/></draw:frame> interact with at least one species from genus <draw:frame draw:style-name="fr1" text:anchor-type="as-char"><draw:object xlink:href="Formula-246/" xlink:type="simple" xlink:show="embed" xlink:actuate="onLoad"/></draw:frame> as follows:</text:p>
<text:p text:style-name="Text_20_body"><text:bookmark-start text:name="eq:taxo"/><draw:frame draw:style-name="fr2" text:anchor-type="paragraph"><draw:object xlink:href="Formula-248/" xlink:type="simple" xlink:show="embed" xlink:actuate="onLoad"/></draw:frame><text:bookmark-end text:name="eq:taxo"/></text:p>
<text:p text:style-name="Text_20_body">where <draw:frame draw:style-name="fr1" text:anchor-type="as-char"><draw:object xlink:href="Formula-250/" xlink:type="simple" xlink:show="embed" xlink:actuate="onLoad"/></draw:frame> and <draw:frame draw:style-name="fr1" text:anchor-type="as-char"><draw:object xlink:href="Formula-252/" xlink:type="simple" xlink:show="embed" xlink:actuate="onLoad"/></draw:frame> are the species of the corresponding genus. Knowing that two species interact (i.e., <draw:frame draw:style-name="fr1" text:anchor-type="as-char"><draw:object xlink:href="Formula-254/" xlink:type="simple" xlink:show="embed" xlink:actuate="onLoad"/></draw:frame>) gives a probability of genus interaction of <draw:frame draw:style-name="fr1" text:anchor-type="as-char"><draw:object xlink:href="Formula-256/" xlink:type="simple" xlink:show="embed" xlink:actuate="onLoad"/></draw:frame>. Canard <text:span text:style-name="T1">et al.</text:span> (2012) built a species-based network from neutrally simulated interactions between individuals using a similar approach. In contrast, more sophisticated models need to be built when shifting to a finer level of organization. Indeed, knowing that two genera interact does not imply that all of their pairwise species combinations can also interact. One could, for example, build a finer-scale network by generating probabilities of species interactions by randomly sampling them from a beta distribution parametrized by the broader-scale network.</text:p>
<text:p text:style-name="Text_20_body">Ideally, the biological interpretation of probabilistic interactions should not differ across a network even if it has heterogenous levels of organization, i.e. if different nodes are represented at different taxonomic scales (e.g., a network composed of species and trophic species). This is frequent in ecological networks where taxonomic resolution is typically low (Hemprich-Bennett <text:span text:style-name="T1">et al.</text:span> (2021), Vázquez <text:span text:style-name="T1">et al.</text:span> (2022)). Broader-scale interactions should be based on probabilities of interactions between individuals, either at the local or regional scale. For example, in local individual-based food webs, the probability that two individuals interact represents the degree of belief that one individual will actually consume the other. Similarly, in local species-based food webs, the probability that two species interact represents the degree of belief that at least one individual from the predator species consumes at least another individual from the prey species. Moreover, in local clade-based food webs, the probability that two clades interact represents the degree of belief that at least two species from these clades interact with each other or, equivalently, that at least two individuals from these clades interact with each other. Fundamentally, the taxonomic scaling of interactions is an aggregation of interactions between individuals into larger groups, which could be more or less homogeneous depending on the organisms and the study system. This type of scaling is analogous to the spatial and temporal scaling of interactions to the extent that they represent different ways to aggregate individuals into broader groups, either spatially, temporally, or taxonomically.</text:p>
<text:h text:style-name="Heading_20_2" text:outline-level="2"><text:bookmark-start text:name="spatial-and-temporal-scaling-of-interactions"/>Spatial and temporal scaling of interactions<text:bookmark-end text:name="spatial-and-temporal-scaling-of-interactions"/></text:h>
<text:p text:style-name="First_20_paragraph">The study of network-area relationships (NARs) and interaction accumulation curves (IACs) are important realms of research in network ecology. Firstly, NARs describe the scaling of network properties (such as modularity and trophic chain lengths) with spatial scale (e.g., Wood <text:span text:style-name="T1">et al.</text:span> (2015), Galiana <text:span text:style-name="T1">et al.</text:span> (2018)). The variation of network structure across spatial scales can be the result of the scaling of species richness (species-area relationships, SARs) and the number of interactions (Brose <text:span text:style-name="T1">et al.</text:span> (2004)) with the area sampled, but can also be due to ecological processes (e.g., spatial variability in community composition and extinction and colonization events) occurring at different scales (Galiana <text:span text:style-name="T1">et al.</text:span> (2018)). Secondly, IACs describe the scaling of the number of interactions observed with sampling effort (Jordano (2016)), which can impact many measures of network structure such as connectance (McLeod <text:span text:style-name="T1">et al.</text:span> (2021)). Beyond sampling effort, the temporal scaling of interactions describes how network structure changes with the duration of the network (Poisot <text:span text:style-name="T1">et al.</text:span> (2012)) given that different interactions are occurring through time. Because probabilistic local networks can assess the spatiotemporal variability of interactions (eq. 2), they are useful tools to develop and test different equations of the scaling of network structure with space and time.</text:p>
<text:p text:style-name="Text_20_body">Metawebs and local networks intrinsically differ in their relationship to spatial and temporal scales. On one hand, because probabilistic metawebs are context-independent, potential interactions do not scale with space and time since they depend solely on the biological capacity of the two taxa to interact, regardless of any particular environmental conditions. This suggests that the probability that two taxa can potentially interact should theoretically be the same in all metawebs in which they are present, provided that the data and methods used to estimate them are the same. As a result, if a potential network <draw:frame draw:style-name="fr1" text:anchor-type="as-char"><draw:object xlink:href="Formula-258/" xlink:type="simple" xlink:show="embed" xlink:actuate="onLoad"/></draw:frame> is subsampled from a regional metaweb <draw:frame draw:style-name="fr1" text:anchor-type="as-char"><draw:object xlink:href="Formula-260/" xlink:type="simple" xlink:show="embed" xlink:actuate="onLoad"/></draw:frame> to represent the potential interactions between a subset of taxa found in a smaller region, their probabilities of interaction should be identical regardless of scale, i.e. <draw:frame draw:style-name="fr1" text:anchor-type="as-char"><draw:object xlink:href="Formula-262/" xlink:type="simple" xlink:show="embed" xlink:actuate="onLoad"/></draw:frame>. On the other hand, local ecological networks scale both spatially and temporally since interactions have more opportunities to be realized and observed in a larger area and duration (e.g., more individuals, more trait variations, more chance of an encounter, McLeod <text:span text:style-name="T1">et al.</text:span> (2020)). For example, if a local probabilistic network <draw:frame draw:style-name="fr1" text:anchor-type="as-char"><draw:object xlink:href="Formula-264/" xlink:type="simple" xlink:show="embed" xlink:actuate="onLoad"/></draw:frame> of area <draw:frame draw:style-name="fr1" text:anchor-type="as-char"><draw:object xlink:href="Formula-266/" xlink:type="simple" xlink:show="embed" xlink:actuate="onLoad"/></draw:frame> is obtained from a larger network <draw:frame draw:style-name="fr1" text:anchor-type="as-char"><draw:object xlink:href="Formula-268/" xlink:type="simple" xlink:show="embed" xlink:actuate="onLoad"/></draw:frame> of area <draw:frame draw:style-name="fr1" text:anchor-type="as-char"><draw:object xlink:href="Formula-270/" xlink:type="simple" xlink:show="embed" xlink:actuate="onLoad"/></draw:frame>, with <draw:frame draw:style-name="fr1" text:anchor-type="as-char"><draw:object xlink:href="Formula-272/" xlink:type="simple" xlink:show="embed" xlink:actuate="onLoad"/></draw:frame> being completely nested within <draw:frame draw:style-name="fr1" text:anchor-type="as-char"><draw:object xlink:href="Formula-274/" xlink:type="simple" xlink:show="embed" xlink:actuate="onLoad"/></draw:frame>, interaction probabilities should be smaller in the smaller network, i.e. <draw:frame draw:style-name="fr1" text:anchor-type="as-char"><draw:object xlink:href="Formula-276/" xlink:type="simple" xlink:show="embed" xlink:actuate="onLoad"/></draw:frame>. However, if <draw:frame draw:style-name="fr1" text:anchor-type="as-char"><draw:object xlink:href="Formula-278/" xlink:type="simple" xlink:show="embed" xlink:actuate="onLoad"/></draw:frame> and <draw:frame draw:style-name="fr1" text:anchor-type="as-char"><draw:object xlink:href="Formula-280/" xlink:type="simple" xlink:show="embed" xlink:actuate="onLoad"/></draw:frame> are disjoint, interaction probabilities could be incidentally higher in the smaller area depending on their environmental and biological conditions. Similarly, interaction probabilities should be smaller in networks of shorter durations if time intervals are nested. Statistical models, such as network-area relationships and interaction accumulation curves, can be used to generate estimates of local probabilities of interactions across spatial and temporal scales.</text:p>
<text:h text:style-name="Heading_20_2" text:outline-level="2"><text:bookmark-start text:name="a-spatiotemporally-explicit-model-of-interactions"/>A spatiotemporally explicit model of interactions<text:bookmark-end text:name="a-spatiotemporally-explicit-model-of-interactions"/></text:h>
<text:p text:style-name="First_20_paragraph">Predicting local networks across time and space is an important goal of network ecology (Strydom <text:span text:style-name="T1">et al.</text:span> (2021)). Indeed, in a context of scarcity of interaction data (Jordano (2016)), ecologists must rely on predictive models to reconstruct networks at fine spatial and temporal scales. For example, local ecological networks could be reconstructed using real-time biomonitoring data and adequate numerical models (Bohan <text:span text:style-name="T1">et al.</text:span> (2017)), which could pave the way for fine-scale studies of ecosystem functioning and dynamics. Besides predictive models, statistical models can also be built to describe parameters of interest, such as probabilities of interactions. In that case, parameter values provide valuable ecological information in their own rights. Different types of models (e.g., Bayesian and machine learning models) of ecological interactions have been built for predictive and descriptive purposes (Strydom <text:span text:style-name="T1">et al.</text:span> (2021)). Representing interactions probabilistically reflects the uncertainty of these models, which is usually represented in terms of probability distributions. Here we show how to build a simple generative mechanistic model of probabilistic interactions that takes into account their inherent spatiotemporal variability, i.e. a spatiotemporally-explicit model. Our model is not suitable for potential interactions, which are scale-independent. Rather, it could prove useful for predicting local interactions across time and space by generating new interaction data after parameter inference.</text:p>
<text:p text:style-name="Text_20_body">As stated by eq. 1, the probability that two taxa <draw:frame draw:style-name="fr1" text:anchor-type="as-char"><draw:object xlink:href="Formula-282/" xlink:type="simple" xlink:show="embed" xlink:actuate="onLoad"/></draw:frame> and <draw:frame draw:style-name="fr1" text:anchor-type="as-char"><draw:object xlink:href="Formula-284/" xlink:type="simple" xlink:show="embed" xlink:actuate="onLoad"/></draw:frame> interact at a given location <draw:frame draw:style-name="fr1" text:anchor-type="as-char"><draw:object xlink:href="Formula-286/" xlink:type="simple" xlink:show="embed" xlink:actuate="onLoad"/></draw:frame> is given by the product of their probability of interaction given co-occurrence and their probability of co-occurrence. First, their probability of co-occurrence is given by their respective probabilities of occurrence <draw:frame draw:style-name="fr1" text:anchor-type="as-char"><draw:object xlink:href="Formula-288/" xlink:type="simple" xlink:show="embed" xlink:actuate="onLoad"/></draw:frame> and <draw:frame draw:style-name="fr1" text:anchor-type="as-char"><draw:object xlink:href="Formula-290/" xlink:type="simple" xlink:show="embed" xlink:actuate="onLoad"/></draw:frame> and the strength of association <draw:frame draw:style-name="fr1" text:anchor-type="as-char"><draw:object xlink:href="Formula-292/" xlink:type="simple" xlink:show="embed" xlink:actuate="onLoad"/></draw:frame> between their occurrence and co-occurrence (Cazelles <text:span text:style-name="T1">et al.</text:span> (2016)):</text:p>
<text:p text:style-name="Text_20_body"><text:bookmark-start text:name="eq:modelcoprob"/><draw:frame draw:style-name="fr2" text:anchor-type="paragraph"><draw:object xlink:href="Formula-294/" xlink:type="simple" xlink:show="embed" xlink:actuate="onLoad"/></draw:frame><text:bookmark-end text:name="eq:modelcoprob"/></text:p>
<text:p text:style-name="Text_20_body">When <draw:frame draw:style-name="fr1" text:anchor-type="as-char"><draw:object xlink:href="Formula-296/" xlink:type="simple" xlink:show="embed" xlink:actuate="onLoad"/></draw:frame>, the geographic distributions of both taxa are positively associated, which implies that the occurrence of one taxon increases the probability of occurrence of the other. In empirical networks, <draw:frame draw:style-name="fr1" text:anchor-type="as-char"><draw:object xlink:href="Formula-298/" xlink:type="simple" xlink:show="embed" xlink:actuate="onLoad"/></draw:frame> for most species pairs (Catchen <text:span text:style-name="T1">et al.</text:span> (2023)). The co-occurrence of both taxa is the result of a Bernoulli trial</text:p>
<text:p text:style-name="Text_20_body"><text:bookmark-start text:name="eq:modelco"/><draw:frame draw:style-name="fr2" text:anchor-type="paragraph"><draw:object xlink:href="Formula-300/" xlink:type="simple" xlink:show="embed" xlink:actuate="onLoad"/></draw:frame><text:bookmark-end text:name="eq:modelco"/></text:p>
<text:p text:style-name="Text_20_body">Second, the probability of interaction given co-occurrence can be made temporally explicit by modeling it as a Poisson process with rate <draw:frame draw:style-name="fr1" text:anchor-type="as-char"><draw:object xlink:href="Formula-302/" xlink:type="simple" xlink:show="embed" xlink:actuate="onLoad"/></draw:frame>. This parameter corresponds to the expected frequency of interaction between both taxa in a given time period and its value can be estimated using prior data on interaction strengths, if available. Specifically, the probability that two co-occurring taxa interact during a time period <draw:frame draw:style-name="fr1" text:anchor-type="as-char"><draw:object xlink:href="Formula-304/" xlink:type="simple" xlink:show="embed" xlink:actuate="onLoad"/></draw:frame> is:</text:p>
<text:p text:style-name="Text_20_body"><text:bookmark-start text:name="eq:modelrate"/><draw:frame draw:style-name="fr2" text:anchor-type="paragraph"><draw:object xlink:href="Formula-306/" xlink:type="simple" xlink:show="embed" xlink:actuate="onLoad"/></draw:frame><text:bookmark-end text:name="eq:modelrate"/></text:p>
<text:p text:style-name="Text_20_body">which approaches <draw:frame draw:style-name="fr1" text:anchor-type="as-char"><draw:object xlink:href="Formula-308/" xlink:type="simple" xlink:show="embed" xlink:actuate="onLoad"/></draw:frame> when <draw:frame draw:style-name="fr1" text:anchor-type="as-char"><draw:object xlink:href="Formula-310/" xlink:type="simple" xlink:show="embed" xlink:actuate="onLoad"/></draw:frame>.</text:p>
<text:p text:style-name="Text_20_body">The realization of the interaction between <draw:frame draw:style-name="fr1" text:anchor-type="as-char"><draw:object xlink:href="Formula-312/" xlink:type="simple" xlink:show="embed" xlink:actuate="onLoad"/></draw:frame> and <draw:frame draw:style-name="fr1" text:anchor-type="as-char"><draw:object xlink:href="Formula-314/" xlink:type="simple" xlink:show="embed" xlink:actuate="onLoad"/></draw:frame> is the result of a Bernoulli trial with probability <draw:frame draw:style-name="fr1" text:anchor-type="as-char"><draw:object xlink:href="Formula-316/" xlink:type="simple" xlink:show="embed" xlink:actuate="onLoad"/></draw:frame>. A Bayesian inference model can thus be built from the previous equations to estimate the value of the <draw:frame draw:style-name="fr1" text:anchor-type="as-char"><draw:object xlink:href="Formula-318/" xlink:type="simple" xlink:show="embed" xlink:actuate="onLoad"/></draw:frame> parameter and generate new interaction data:</text:p>
<text:p text:style-name="Text_20_body"><text:bookmark-start text:name="eq:model"/><draw:frame draw:style-name="fr2" text:anchor-type="paragraph"><draw:object xlink:href="Formula-320/" xlink:type="simple" xlink:show="embed" xlink:actuate="onLoad"/></draw:frame><text:bookmark-end text:name="eq:model"/></text:p>
<text:p text:style-name="Text_20_body"><text:bookmark-start text:name="eq:modeleq"/><draw:frame draw:style-name="fr2" text:anchor-type="paragraph"><draw:object xlink:href="Formula-322/" xlink:type="simple" xlink:show="embed" xlink:actuate="onLoad"/></draw:frame><text:bookmark-end text:name="eq:modeleq"/></text:p>
<text:p text:style-name="Text_20_body"><text:bookmark-start text:name="eq:modelgamma"/><draw:frame draw:style-name="fr2" text:anchor-type="paragraph"><draw:object xlink:href="Formula-324/" xlink:type="simple" xlink:show="embed" xlink:actuate="onLoad"/></draw:frame><text:bookmark-end text:name="eq:modelgamma"/></text:p>
<text:p text:style-name="Text_20_body"><text:bookmark-start text:name="eq:modellambda"/><draw:frame draw:style-name="fr2" text:anchor-type="paragraph"><draw:object xlink:href="Formula-326/" xlink:type="simple" xlink:show="embed" xlink:actuate="onLoad"/></draw:frame><text:bookmark-end text:name="eq:modellambda"/></text:p>
<text:p text:style-name="Text_20_body">This simple model can be customized in many ways, e.g. by linking <draw:frame draw:style-name="fr1" text:anchor-type="as-char"><draw:object xlink:href="Formula-328/" xlink:type="simple" xlink:show="embed" xlink:actuate="onLoad"/></draw:frame> with given environmental variables or by explicitly modeling observation errors (i.e., the probability of false negatives and false positives).</text:p>
<text:h text:style-name="Heading_20_2" text:outline-level="2"><text:bookmark-start text:name="sampling-binary-networks"/>Sampling binary networks<text:bookmark-end text:name="sampling-binary-networks"/></text:h>
<text:p text:style-name="First_20_paragraph">Probabilistic networks can be used to predict binary interactions through random draws. This can be useful when analyzing the structure of a probabilistic network when analytical probabilistic measures are lacking. A binary network can be generated from independent Bernoulli trials for each interaction. The distribution of a network’s property can then be obtained after measuring the structure of all randomly generated networks (Poisot <text:span text:style-name="T1">et al.</text:span> (2016)). Doing so allows us to represent the variability of network structure, although possibly with biases when connectance is low (Poisot &amp; Gravel (2014), Chagnon (2015)). When binary networks are generated under a null model, this method can be used for null hypothesis significance testing, in which case the observed measure is compared to a null distribution (e.g., Bascompte <text:span text:style-name="T1">et al.</text:span> (2003)). Furthermore, randomly generating binary networks across space and time can help us visualize the spatiotemporal variability of network structure and test ecological hypotheses on interactions across large spatial and temporal scales.</text:p>
<text:p text:style-name="Text_20_body">There are at least two different approaches when sampling binary networks from probabilistic webs across space, e.g. if we want to predict a binary network for each of <draw:frame draw:style-name="fr1" text:anchor-type="as-char"><draw:object xlink:href="Formula-330/" xlink:type="simple" xlink:show="embed" xlink:actuate="onLoad"/></draw:frame> grid cells. The first approach is to conduct a single Bernoulli trial for each pair of taxa found in the region of interest based on their regional probability of interaction. As a result, each pair of taxa that are predicted to interact in the regional network realization will interact in all of the <draw:frame draw:style-name="fr1" text:anchor-type="as-char"><draw:object xlink:href="Formula-332/" xlink:type="simple" xlink:show="embed" xlink:actuate="onLoad"/></draw:frame> networks in which they co-occur. This sampling technique is best used with potential interactions that have no spatial variation. The second approach is to independently sample each of the <draw:frame draw:style-name="fr1" text:anchor-type="as-char"><draw:object xlink:href="Formula-334/" xlink:type="simple" xlink:show="embed" xlink:actuate="onLoad"/></draw:frame> networks. In practice, this can be done by generating a different probabilistic network for each grid cell. Depending on how they were obtained, these networks can differ in their taxa composition (nodes) and/or interaction probabilities (edges). Then, binary networks can be independently sampled for each grid cell. Because this method generates spatial variation in binary interactions, it is best used with local interactions.</text:p>
<text:p text:style-name="Text_20_body">The choice of sampling approach has an impact on the selection of grid cell size. In the first approach, interactions will be the same regardless of cell size because interactions are sampled only once from the regional network. However, in the second approach, local interaction probabilities depend on the network area. For example, let <draw:frame draw:style-name="fr1" text:anchor-type="as-char"><draw:object xlink:href="Formula-336/" xlink:type="simple" xlink:show="embed" xlink:actuate="onLoad"/></draw:frame> and <draw:frame draw:style-name="fr1" text:anchor-type="as-char"><draw:object xlink:href="Formula-338/" xlink:type="simple" xlink:show="embed" xlink:actuate="onLoad"/></draw:frame> be networks of area <draw:frame draw:style-name="fr1" text:anchor-type="as-char"><draw:object xlink:href="Formula-340/" xlink:type="simple" xlink:show="embed" xlink:actuate="onLoad"/></draw:frame> nested within <draw:frame draw:style-name="fr1" text:anchor-type="as-char"><draw:object xlink:href="Formula-342/" xlink:type="simple" xlink:show="embed" xlink:actuate="onLoad"/></draw:frame> and disjoint from each other, i.e. two contiguous cells that form <draw:frame draw:style-name="fr1" text:anchor-type="as-char"><draw:object xlink:href="Formula-344/" xlink:type="simple" xlink:show="embed" xlink:actuate="onLoad"/></draw:frame>. If <draw:frame draw:style-name="fr1" text:anchor-type="as-char"><draw:object xlink:href="Formula-346/" xlink:type="simple" xlink:show="embed" xlink:actuate="onLoad"/></draw:frame> and <draw:frame draw:style-name="fr1" text:anchor-type="as-char"><draw:object xlink:href="Formula-348/" xlink:type="simple" xlink:show="embed" xlink:actuate="onLoad"/></draw:frame> are independent (which is rarely the case in reality because of spatial auto-correlation), the probability that two taxa <draw:frame draw:style-name="fr1" text:anchor-type="as-char"><draw:object xlink:href="Formula-350/" xlink:type="simple" xlink:show="embed" xlink:actuate="onLoad"/></draw:frame> and <draw:frame draw:style-name="fr1" text:anchor-type="as-char"><draw:object xlink:href="Formula-352/" xlink:type="simple" xlink:show="embed" xlink:actuate="onLoad"/></draw:frame> interact in <draw:frame draw:style-name="fr1" text:anchor-type="as-char"><draw:object xlink:href="Formula-354/" xlink:type="simple" xlink:show="embed" xlink:actuate="onLoad"/></draw:frame> is given by:</text:p>
<text:p text:style-name="Text_20_body"><text:bookmark-start text:name="eq:binary"/><draw:frame draw:style-name="fr2" text:anchor-type="paragraph"><draw:object xlink:href="Formula-356/" xlink:type="simple" xlink:show="embed" xlink:actuate="onLoad"/></draw:frame><text:bookmark-end text:name="eq:binary"/></text:p>
<text:p text:style-name="Text_20_body">Because of its larger area, the probability that the two taxa interact in <draw:frame draw:style-name="fr1" text:anchor-type="as-char"><draw:object xlink:href="Formula-358/" xlink:type="simple" xlink:show="embed" xlink:actuate="onLoad"/></draw:frame> is higher than in <draw:frame draw:style-name="fr1" text:anchor-type="as-char"><draw:object xlink:href="Formula-360/" xlink:type="simple" xlink:show="embed" xlink:actuate="onLoad"/></draw:frame> and <draw:frame draw:style-name="fr1" text:anchor-type="as-char"><draw:object xlink:href="Formula-362/" xlink:type="simple" xlink:show="embed" xlink:actuate="onLoad"/></draw:frame>. When sampling binary interactions from local networks, it is thus important to sample at the same spatial scale as the one for which probabilities were estimated. Otherwise, interaction probabilities must be adjusted to correspond to the targeted cell size and avoid systematic biases in prediction.</text:p>
<text:h text:style-name="Heading_20_2" text:outline-level="2"><text:bookmark-start text:name="prediction-of-local-networks-from-metawebs"/>Prediction of local networks from metawebs<text:bookmark-end text:name="prediction-of-local-networks-from-metawebs"/></text:h>
<text:p text:style-name="First_20_paragraph">Metawebs are an important source of ecological information that can be leveraged for predicting local networks. Indeed, binary local networks can be reconstructed by selecting a subset of both taxa and interactions from the metaweb (Dunne (2006)). This implies that there are always more interactions in a metaweb compared to its corresponding local networks. In practice, because a community’s composition is arguably easier to sample or predict than its interactions, the list of taxa to select can be known empirically or obtained using range maps or species distribution models. The challenge is rather to choose which interactions to select from the metaweb, which could require more sophisticated statistical models and ecological knowledge. Because the structure of local networks is constrained by the one of the metaweb (Saravia <text:span text:style-name="T1">et al.</text:span> (2022)), inferring their structure from the metaweb before predicting local pairwise interactions could prove promising (Strydom <text:span text:style-name="T1">et al.</text:span> (2021)).</text:p>
<text:p text:style-name="Text_20_body">When building probabilistic local networks from a probabilistic metaweb, interaction probabilities decrease. This is because two taxa must first have the capacity to interact (i.e., <draw:frame draw:style-name="fr1" text:anchor-type="as-char"><draw:object xlink:href="Formula-364/" xlink:type="simple" xlink:show="embed" xlink:actuate="onLoad"/></draw:frame> in the binary metaweb <draw:frame draw:style-name="fr1" text:anchor-type="as-char"><draw:object xlink:href="Formula-366/" xlink:type="simple" xlink:show="embed" xlink:actuate="onLoad"/></draw:frame>) before interacting locally:</text:p>
<text:p text:style-name="Text_20_body"><draw:frame draw:style-name="fr2" text:anchor-type="paragraph"><draw:object xlink:href="Formula-368/" xlink:type="simple" xlink:show="embed" xlink:actuate="onLoad"/></draw:frame></text:p>
<text:p text:style-name="Text_20_body">Therefore, inferring local networks from their metaweb keeping the same values of interaction probability would generate systematic biases in the prediction. In that case, these networks would instead represent smaller-scale metawebs of potential interactions, which could be misinterpreted as local interactions. As suggested by McLeod <text:span text:style-name="T1">et al.</text:span> (2021), even though metawebs do not capture the spatiotemporal variability of interactions, they set the upper limit of local interactions. In other words, the probability that two taxa interact at a given location and time is always lower or equal to the probability of their potential interaction:</text:p>
<text:p text:style-name="Text_20_body"><text:bookmark-start text:name="eq:switch"/><draw:frame draw:style-name="fr2" text:anchor-type="paragraph"><draw:object xlink:href="Formula-370/" xlink:type="simple" xlink:show="embed" xlink:actuate="onLoad"/></draw:frame><text:bookmark-end text:name="eq:switch"/></text:p>
<text:p text:style-name="Text_20_body">Moreover, the probability that two taxa have the biological capacity to interact must be higher than the probability that they will ever interact because they might never co-occur or encounter locally. More precisely, the accumulated probability of realized interactions across all spatial, temporal, and environmental conditions must be lower than the probability of potential interaction, i.e. </text:p>
<text:p text:style-name="Text_20_body"><text:bookmark-start text:name="eq:all"/><draw:frame draw:style-name="fr2" text:anchor-type="paragraph"><draw:object xlink:href="Formula-372/" xlink:type="simple" xlink:show="embed" xlink:actuate="onLoad"/></draw:frame><text:bookmark-end text:name="eq:all"/></text:p>
<text:h text:style-name="Heading_20_1" text:outline-level="1"><text:bookmark-start text:name="conclusion"/>Conclusion<text:bookmark-end text:name="conclusion"/></text:h>
<text:p text:style-name="First_20_paragraph">In this contribution, we underlined the importance of network metadata for adequately interpreting and manipulating probabilistic interaction data. Indeed, the mathematical representation of probabilities and their statistical behaviors depend on the type of interactions (local or potential) and the conditions in which they were estimated. We showed that probabilistic local networks and metawebs differ in their relationship to spatial and temporal scales, with potential interactions being scale-independent. In contrast, local interactions are measured in a specific context (e.g., in a given area, time, and biological and environmental conditions) and are conditional on taxa co-occurrence. These important conceptual differences bring to light the need to use probabilistic data with caution, for instance when generating binary network realizations across space and predicting local networks from metawebs. Clear metadata describing the type of interaction and the variables used in their estimation are required to ensure adequate data manipulation. Better data practices and rigorous foundations for probabilistic thinking in network ecology could enable more reliable assessments of the spatiotemporal variability and measurement uncertainty of biotic interactions.</text:p>
<text:h text:style-name="Heading_20_1" text:outline-level="1"><text:bookmark-start text:name="acknowledgment"/>Acknowledgment<text:bookmark-end text:name="acknowledg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s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lnick2011WhyInt"><text:p text:style-name="Text_20_body">Bolnick, D.I., Amarasekare, P., Araújo, M.S., Bürger, R., Levine, J.M., Novak, M., <text:span text:style-name="T1">et al.</text:span> (2011). <text:a xlink:type="simple" xlink:href="https://doi.org/10.1016/j.tree.2011.01.009" office:name=""><text:span text:style-name="Definition">Why intraspecific trait variation matters in community ecology</text:span></text:a>. <text:span text:style-name="T1">Trends in Ecology &amp; Evolution</text:span>, 26, 183–192.</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Brimacombe2023ShoReu"><text:p text:style-name="Text_20_body">Brimacombe, C., Bodner, K., Michalska-Smith, M., Poisot, T. &amp; Fortin, M.-J. (2023). <text:a xlink:type="simple" xlink:href="https://doi.org/10.1371/journal.pbio.3002068" office:name=""><text:span text:style-name="Definition">Shortcomings of reusing species interaction networks created by different sets of researchers</text:span></text:a>. <text:span text:style-name="T1">PLOS Biology</text:span>, 21, e3002068.</text:p></text:section>
<text:section text:name="ref-Brose2004UniSpa"><text:p text:style-name="Text_20_body">Brose, U., Ostling, A., Harrison, K. &amp; Martinez, N.D. (2004). <text:a xlink:type="simple" xlink:href="https://doi.org/10.1038/nature02297" office:name=""><text:span text:style-name="Definition">Unified spatial scaling of species and their trophic interactions</text:span></text:a>. <text:span text:style-name="T1">Nature</text:span>, 428, 167–17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agnon2015ChaTop"><text:p text:style-name="Text_20_body">Chagnon, P.-L. (2015). <text:a xlink:type="simple" xlink:href="https://doi.org/10.1016/j.ecocom.2015.01.004" office:name=""><text:span text:style-name="Definition">Characterizing topology of ecological networks along gradients: The limits of metrics’ standardization</text:span></text:a>. <text:span text:style-name="T1">Ecological Complexity</text:span>, 22, 36–39.</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mez2010EcoInt"><text:p text:style-name="Text_20_body">Gomez, J.M., Verdu, M. &amp; Perfectti, F. (2010). <text:a xlink:type="simple" xlink:href="https://doi.org/10.1038/nature09113" office:name=""><text:span text:style-name="Definition">Ecological interactions are evolutionarily conserved across the entire tree of life</text:span></text:a>. <text:span text:style-name="T1">Nature</text:span>, 465, 918–U6.</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emprich-Bennett2021AssImp"><text:p text:style-name="Text_20_body">Hemprich-Bennett, D.R., Oliveira, H.F.M., Le Comber, S.C., Rossiter, S.J. &amp; Clare, E.L. (2021). <text:a xlink:type="simple" xlink:href="https://doi.org/10.1002/ecy.3256" office:name=""><text:span text:style-name="Definition">Assessing the impact of taxon resolution on network structure</text:span></text:a>. <text:span text:style-name="T1">Ecology</text:span>, 102, e03256.</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1987PatMut"><text:p text:style-name="Text_20_body">Jordano, P. (1987). <text:a xlink:type="simple" xlink:href="https://doi.org/10.1086/284665" office:name=""><text:span text:style-name="Definition">Patterns of Mutualistic Interactions in Pollination and Seed Dispersal: Connectance, Dependence Asymmetries, and Coevolution</text:span></text:a>. <text:span text:style-name="T1">The American Naturalist</text:span>, 129, 657–677.</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Melian2011EcoDyn"><text:p text:style-name="Text_20_body">Melián, C.J., Vilas, C., Baldó, F., González-Ortegón, E., Drake, P. &amp; Williams, R.J. (2011). <text:a xlink:type="simple" xlink:href="https://doi.org/10.1016/B978-0-12-386475-8.00006-X" office:name=""><text:span text:style-name="Definition">Eco-evolutionary Dynamics of Individual-Based Food Webs</text:span></text:a>. In: <text:span text:style-name="T1">Advances in Ecological Research</text:span>, The Role of Body Size in Multispecies Systems (ed. Belgrano, A.). Academic Press, pp. 225–26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4WheEco"><text:p text:style-name="Text_20_body">Poisot, T. &amp; Gravel, D. (2014). <text:a xlink:type="simple" xlink:href="https://doi.org/10.7717/peerj.251" office:name=""><text:span text:style-name="Definition">When is an ecological network complex? Connectance drives degree distribution and emerging network properties</text:span></text:a>. <text:span text:style-name="T1">PeerJ</text:span>, 2, e251.</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09-12T15:49:13Z</meta:creation-date>
    <dc:date>2023-09-12T15:49:13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A</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i>i</mi>
</math>
</file>

<file path=Formula-162/content.xml><?xml version="1.0" encoding="utf-8"?>
<math xmlns="http://www.w3.org/1998/Math/MathML" display="inline">
  <mi>j</mi>
</math>
</file>

<file path=Formula-164/content.xml><?xml version="1.0" encoding="utf-8"?>
<math xmlns="http://www.w3.org/1998/Math/MathML" display="inline">
  <msub>
    <mi>C</mi>
    <mrow>
      <mi>i</mi>
      <mo>,</mo>
      <mi>j</mi>
    </mrow>
  </msub>
</math>
</file>

<file path=Formula-166/content.xml><?xml version="1.0" encoding="utf-8"?>
<math xmlns="http://www.w3.org/1998/Math/MathML" display="inline">
  <mn>0</mn>
</math>
</file>

<file path=Formula-168/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0/content.xml><?xml version="1.0" encoding="utf-8"?>
<math xmlns="http://www.w3.org/1998/Math/MathML" display="inline">
  <mrow>
    <msub>
      <mi>P</mi>
      <mrow>
        <mi>i</mi>
        <mo>,</mo>
        <mi>j</mi>
      </mrow>
    </msub>
    <mrow>
      <mo stretchy="true" form="prefix">(</mo>
      <mi>x</mi>
      <mo>,</mo>
      <mi>y</mi>
      <mo stretchy="true" form="postfix">)</mo>
    </mrow>
  </mrow>
</math>
</file>

<file path=Formula-172/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i</mi>
</math>
</file>

<file path=Formula-184/content.xml><?xml version="1.0" encoding="utf-8"?>
<math xmlns="http://www.w3.org/1998/Math/MathML" display="inline">
  <mi>j</mi>
</math>
</file>

<file path=Formula-186/content.xml><?xml version="1.0" encoding="utf-8"?>
<math xmlns="http://www.w3.org/1998/Math/MathML" display="inline">
  <mi>N</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8/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true" form="postfix">)</mo>
    </mrow>
  </mrow>
</math>
</file>

<file path=Formula-202/content.xml><?xml version="1.0" encoding="utf-8"?>
<math xmlns="http://www.w3.org/1998/Math/MathML" display="inline">
  <mi>M</mi>
</math>
</file>

<file path=Formula-204/content.xml><?xml version="1.0" encoding="utf-8"?>
<math xmlns="http://www.w3.org/1998/Math/MathML" display="inline">
  <mi>N</mi>
</math>
</file>

<file path=Formula-206/content.xml><?xml version="1.0" encoding="utf-8"?>
<math xmlns="http://www.w3.org/1998/Math/MathML" display="inline">
  <mrow>
    <msub>
      <mi>P</mi>
      <mi>M</mi>
    </msub>
    <mrow>
      <mo stretchy="true" form="prefix">(</mo>
      <mi>i</mi>
      <mo>→</mo>
      <mi>j</mi>
      <mo stretchy="true" form="postfix">)</mo>
    </mrow>
  </mrow>
</math>
</file>

<file path=Formula-208/content.xml><?xml version="1.0" encoding="utf-8"?>
<math xmlns="http://www.w3.org/1998/Math/MathML" display="inline">
  <mrow>
    <msub>
      <mi>P</mi>
      <mi>N</mi>
    </msub>
    <mrow>
      <mo stretchy="true" form="prefix">(</mo>
      <mi>i</mi>
      <mo>→</mo>
      <mi>j</mi>
      <mo stretchy="true" form="postfix">)</mo>
    </mrow>
  </mrow>
</math>
</file>

<file path=Formula-210/content.xml><?xml version="1.0" encoding="utf-8"?>
<math xmlns="http://www.w3.org/1998/Math/MathML" display="inline">
  <mrow>
    <msub>
      <mi>P</mi>
      <mi>N</mi>
    </msub>
    <mrow>
      <mo stretchy="true" form="prefix">(</mo>
      <mi>i</mi>
      <mo>→</mo>
      <mi>j</mi>
      <mo stretchy="false" form="postfix">|</mo>
      <mi>A</mi>
      <mo stretchy="true" form="postfix">)</mo>
    </mrow>
  </mrow>
</math>
</file>

<file path=Formula-212/content.xml><?xml version="1.0" encoding="utf-8"?>
<math xmlns="http://www.w3.org/1998/Math/MathML" display="inline">
  <mrow>
    <msub>
      <mi>P</mi>
      <mi>N</mi>
    </msub>
    <mrow>
      <mo stretchy="true" form="prefix">(</mo>
      <mi>i</mi>
      <mo>→</mo>
      <mi>j</mi>
      <mo stretchy="false" form="postfix">|</mo>
      <mi>t</mi>
      <mo stretchy="true" form="postfix">)</mo>
    </mrow>
  </mrow>
</math>
</file>

<file path=Formula-214/content.xml><?xml version="1.0" encoding="utf-8"?>
<math xmlns="http://www.w3.org/1998/Math/MathML" display="inline">
  <mrow>
    <msub>
      <mi>P</mi>
      <mi>N</mi>
    </msub>
    <mrow>
      <mo stretchy="true" form="prefix">(</mo>
      <mi>i</mi>
      <mo>→</mo>
      <mi>j</mi>
      <mo stretchy="false" form="postfix">|</mo>
      <mi>C</mi>
      <mo stretchy="true" form="postfix">)</mo>
    </mrow>
  </mrow>
</math>
</file>

<file path=Formula-216/content.xml><?xml version="1.0" encoding="utf-8"?>
<math xmlns="http://www.w3.org/1998/Math/MathML" display="inline">
  <mrow>
    <msub>
      <mi>P</mi>
      <mi>N</mi>
    </msub>
    <mrow>
      <mo stretchy="true" form="prefix">(</mo>
      <mi>i</mi>
      <mo>→</mo>
      <mi>j</mi>
      <mo stretchy="false" form="postfix">|</mo>
      <mi>Ω</mi>
      <mo stretchy="true" form="postfix">)</mo>
    </mrow>
  </mrow>
</math>
</file>

<file path=Formula-218/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2/content.xml><?xml version="1.0" encoding="utf-8"?>
<math xmlns="http://www.w3.org/1998/Math/MathML" display="block">
  <mi>p</mi>
</math>
</file>

<file path=Formula-220/content.xml><?xml version="1.0" encoding="utf-8"?>
<math xmlns="http://www.w3.org/1998/Math/MathML" display="inline">
  <mi>i</mi>
</math>
</file>

<file path=Formula-222/content.xml><?xml version="1.0" encoding="utf-8"?>
<math xmlns="http://www.w3.org/1998/Math/MathML" display="inline">
  <mi>j</mi>
</math>
</file>

<file path=Formula-224/content.xml><?xml version="1.0" encoding="utf-8"?>
<math xmlns="http://www.w3.org/1998/Math/MathML" display="inline">
  <mi>M</mi>
</math>
</file>

<file path=Formula-226/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8/content.xml><?xml version="1.0" encoding="utf-8"?>
<math xmlns="http://www.w3.org/1998/Math/MathML" display="inline">
  <mn>1</mn>
</math>
</file>

<file path=Formula-230/content.xml><?xml version="1.0" encoding="utf-8"?>
<math xmlns="http://www.w3.org/1998/Math/MathML" display="inline">
  <mrow>
    <msub>
      <mi>P</mi>
      <mi>M</mi>
    </msub>
    <mrow>
      <mo stretchy="true" form="prefix">(</mo>
      <mi>i</mi>
      <mo>→</mo>
      <mi>j</mi>
      <mo stretchy="true" form="postfix">)</mo>
    </mrow>
    <mo>=</mo>
    <mn>1</mn>
  </mrow>
</math>
</file>

<file path=Formula-232/content.xml><?xml version="1.0" encoding="utf-8"?>
<math xmlns="http://www.w3.org/1998/Math/MathML" display="inline">
  <mrow>
    <msub>
      <mi>P</mi>
      <mi>N</mi>
    </msub>
    <mrow>
      <mo stretchy="true" form="prefix">(</mo>
      <mi>i</mi>
      <mo>→</mo>
      <mi>j</mi>
      <mo stretchy="true" form="postfix">)</mo>
    </mrow>
    <mo>&lt;</mo>
    <mn>1</mn>
  </mrow>
</math>
</file>

<file path=Formula-234/content.xml><?xml version="1.0" encoding="utf-8"?>
<math xmlns="http://www.w3.org/1998/Math/MathML" display="inline">
  <mn>0</mn>
</math>
</file>

<file path=Formula-236/content.xml><?xml version="1.0" encoding="utf-8"?>
<math xmlns="http://www.w3.org/1998/Math/MathML" display="inline">
  <msub>
    <mi>n</mi>
    <mi>A</mi>
  </msub>
</math>
</file>

<file path=Formula-238/content.xml><?xml version="1.0" encoding="utf-8"?>
<math xmlns="http://www.w3.org/1998/Math/MathML" display="inline">
  <mi>A</mi>
</math>
</file>

<file path=Formula-24/content.xml><?xml version="1.0" encoding="utf-8"?>
<math xmlns="http://www.w3.org/1998/Math/MathML" display="block">
  <mi>i</mi>
</math>
</file>

<file path=Formula-240/content.xml><?xml version="1.0" encoding="utf-8"?>
<math xmlns="http://www.w3.org/1998/Math/MathML" display="inline">
  <msub>
    <mi>n</mi>
    <mi>B</mi>
  </msub>
</math>
</file>

<file path=Formula-242/content.xml><?xml version="1.0" encoding="utf-8"?>
<math xmlns="http://www.w3.org/1998/Math/MathML" display="inline">
  <mi>B</mi>
</math>
</file>

<file path=Formula-244/content.xml><?xml version="1.0" encoding="utf-8"?>
<math xmlns="http://www.w3.org/1998/Math/MathML" display="inline">
  <mi>A</mi>
</math>
</file>

<file path=Formula-246/content.xml><?xml version="1.0" encoding="utf-8"?>
<math xmlns="http://www.w3.org/1998/Math/MathML" display="inline">
  <mi>B</mi>
</math>
</file>

<file path=Formula-248/content.xml><?xml version="1.0" encoding="utf-8"?>
<math xmlns="http://www.w3.org/1998/Math/MathML" display="block">
  <mrow>
    <mi>P</mi>
    <mrow>
      <mo stretchy="true" form="prefix">(</mo>
      <mi>A</mi>
      <mo>→</mo>
      <mi>B</mi>
      <mo stretchy="true" form="postfix">)</mo>
    </mrow>
    <mo>=</mo>
    <mn>1</mn>
    <mo>−</mo>
    <munderover>
      <mo>∏</mo>
      <mrow>
        <mi>i</mi>
        <mo>=</mo>
        <mn>1</mn>
      </mrow>
      <msub>
        <mi>n</mi>
        <mi>A</mi>
      </msub>
    </munderover>
    <munderover>
      <mo>∏</mo>
      <mrow>
        <mi>j</mi>
        <mo>=</mo>
        <mn>1</mn>
      </mrow>
      <msub>
        <mi>n</mi>
        <mi>B</mi>
      </msub>
    </munderover>
    <mrow>
      <mo stretchy="true" form="prefix">(</mo>
      <mn>1</mn>
      <mo>−</mo>
      <mi>P</mi>
      <mrow>
        <mo stretchy="true" form="prefix">(</mo>
        <msub>
          <mi>A</mi>
          <mi>i</mi>
        </msub>
        <mo>→</mo>
        <msub>
          <mi>B</mi>
          <mi>j</mi>
        </msub>
        <mo stretchy="true" form="postfix">)</mo>
      </mrow>
      <mo stretchy="true" form="postfix">)</mo>
    </mrow>
    <mo>,</mo>
    <mspace width="2.0em"/>
    <mrow>
      <mo stretchy="true" form="prefix">(</mo>
      <mn>4</mn>
      <mo stretchy="true" form="postfix">)</mo>
    </mrow>
  </mrow>
</math>
</file>

<file path=Formula-250/content.xml><?xml version="1.0" encoding="utf-8"?>
<math xmlns="http://www.w3.org/1998/Math/MathML" display="inline">
  <msub>
    <mi>A</mi>
    <mi>i</mi>
  </msub>
</math>
</file>

<file path=Formula-252/content.xml><?xml version="1.0" encoding="utf-8"?>
<math xmlns="http://www.w3.org/1998/Math/MathML" display="inline">
  <msub>
    <mi>B</mi>
    <mi>j</mi>
  </msub>
</math>
</file>

<file path=Formula-254/content.xml><?xml version="1.0" encoding="utf-8"?>
<math xmlns="http://www.w3.org/1998/Math/MathML" display="inline">
  <mrow>
    <mi>P</mi>
    <mrow>
      <mo stretchy="true" form="prefix">(</mo>
      <msub>
        <mi>A</mi>
        <mi>i</mi>
      </msub>
      <mo>→</mo>
      <msub>
        <mi>B</mi>
        <mi>j</mi>
      </msub>
      <mo stretchy="true" form="postfix">)</mo>
    </mrow>
    <mo>=</mo>
    <mn>1</mn>
  </mrow>
</math>
</file>

<file path=Formula-256/content.xml><?xml version="1.0" encoding="utf-8"?>
<math xmlns="http://www.w3.org/1998/Math/MathML" display="inline">
  <mn>1</mn>
</math>
</file>

<file path=Formula-258/content.xml><?xml version="1.0" encoding="utf-8"?>
<math xmlns="http://www.w3.org/1998/Math/MathML" display="inline">
  <msub>
    <mi>M</mi>
    <mn>1</mn>
  </msub>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sub>
    <mi>M</mi>
    <mn>0</mn>
  </msub>
</math>
</file>

<file path=Formula-262/content.xml><?xml version="1.0" encoding="utf-8"?>
<math xmlns="http://www.w3.org/1998/Math/MathML" display="inline">
  <mrow>
    <msub>
      <mi>P</mi>
      <msub>
        <mi>M</mi>
        <mn>1</mn>
      </msub>
    </msub>
    <mrow>
      <mo stretchy="true" form="prefix">(</mo>
      <mi>i</mi>
      <mo>→</mo>
      <mi>j</mi>
      <mo stretchy="true" form="postfix">)</mo>
    </mrow>
    <mo>=</mo>
    <msub>
      <mi>P</mi>
      <msub>
        <mi>M</mi>
        <mn>0</mn>
      </msub>
    </msub>
    <mrow>
      <mo stretchy="true" form="prefix">(</mo>
      <mi>i</mi>
      <mo>→</mo>
      <mi>j</mi>
      <mo stretchy="true" form="postfix">)</mo>
    </mrow>
  </mrow>
</math>
</file>

<file path=Formula-264/content.xml><?xml version="1.0" encoding="utf-8"?>
<math xmlns="http://www.w3.org/1998/Math/MathML" display="inline">
  <msub>
    <mi>N</mi>
    <mn>1</mn>
  </msub>
</math>
</file>

<file path=Formula-266/content.xml><?xml version="1.0" encoding="utf-8"?>
<math xmlns="http://www.w3.org/1998/Math/MathML" display="inline">
  <msub>
    <mi>A</mi>
    <mn>1</mn>
  </msub>
</math>
</file>

<file path=Formula-268/content.xml><?xml version="1.0" encoding="utf-8"?>
<math xmlns="http://www.w3.org/1998/Math/MathML" display="inline">
  <msub>
    <mi>N</mi>
    <mn>0</mn>
  </msub>
</math>
</file>

<file path=Formula-270/content.xml><?xml version="1.0" encoding="utf-8"?>
<math xmlns="http://www.w3.org/1998/Math/MathML" display="inline">
  <msub>
    <mi>A</mi>
    <mn>0</mn>
  </msub>
</math>
</file>

<file path=Formula-272/content.xml><?xml version="1.0" encoding="utf-8"?>
<math xmlns="http://www.w3.org/1998/Math/MathML" display="inline">
  <msub>
    <mi>A</mi>
    <mn>1</mn>
  </msub>
</math>
</file>

<file path=Formula-274/content.xml><?xml version="1.0" encoding="utf-8"?>
<math xmlns="http://www.w3.org/1998/Math/MathML" display="inline">
  <msub>
    <mi>A</mi>
    <mn>0</mn>
  </msub>
</math>
</file>

<file path=Formula-276/content.xml><?xml version="1.0" encoding="utf-8"?>
<math xmlns="http://www.w3.org/1998/Math/MathML" display="inline">
  <mrow>
    <msub>
      <mi>P</mi>
      <msub>
        <mi>N</mi>
        <mn>1</mn>
      </msub>
    </msub>
    <mrow>
      <mo stretchy="true" form="prefix">(</mo>
      <mi>i</mi>
      <mo>→</mo>
      <mi>j</mi>
      <mo stretchy="false" form="prefix">|</mo>
      <msub>
        <mi>A</mi>
        <mn>1</mn>
      </msub>
      <mo>&lt;</mo>
      <msub>
        <mi>A</mi>
        <mn>0</mn>
      </msub>
      <mo stretchy="true" form="postfix">)</mo>
    </mrow>
    <mo>≤</mo>
    <msub>
      <mi>P</mi>
      <msub>
        <mi>N</mi>
        <mn>0</mn>
      </msub>
    </msub>
    <mrow>
      <mo stretchy="true" form="prefix">(</mo>
      <mi>i</mi>
      <mo>→</mo>
      <mi>j</mi>
      <mo stretchy="false" form="prefix">|</mo>
      <msub>
        <mi>A</mi>
        <mn>0</mn>
      </msub>
      <mo stretchy="true" form="postfix">)</mo>
    </mrow>
  </mrow>
</math>
</file>

<file path=Formula-278/content.xml><?xml version="1.0" encoding="utf-8"?>
<math xmlns="http://www.w3.org/1998/Math/MathML" display="inline">
  <msub>
    <mi>A</mi>
    <mn>1</mn>
  </msub>
</math>
</file>

<file path=Formula-28/content.xml><?xml version="1.0" encoding="utf-8"?>
<math xmlns="http://www.w3.org/1998/Math/MathML" display="block">
  <mi>i</mi>
</math>
</file>

<file path=Formula-280/content.xml><?xml version="1.0" encoding="utf-8"?>
<math xmlns="http://www.w3.org/1998/Math/MathML" display="inline">
  <msub>
    <mi>A</mi>
    <mn>0</mn>
  </msub>
</math>
</file>

<file path=Formula-282/content.xml><?xml version="1.0" encoding="utf-8"?>
<math xmlns="http://www.w3.org/1998/Math/MathML" display="inline">
  <mi>i</mi>
</math>
</file>

<file path=Formula-284/content.xml><?xml version="1.0" encoding="utf-8"?>
<math xmlns="http://www.w3.org/1998/Math/MathML" display="inline">
  <mi>j</mi>
</math>
</file>

<file path=Formula-286/content.xml><?xml version="1.0" encoding="utf-8"?>
<math xmlns="http://www.w3.org/1998/Math/MathML" display="inline">
  <mrow>
    <mo stretchy="true" form="prefix">(</mo>
    <mi>x</mi>
    <mo>,</mo>
    <mi>y</mi>
    <mo stretchy="true" form="postfix">)</mo>
  </mrow>
</math>
</file>

<file path=Formula-288/content.xml><?xml version="1.0" encoding="utf-8"?>
<math xmlns="http://www.w3.org/1998/Math/MathML" display="inline">
  <mrow>
    <msub>
      <mi>P</mi>
      <mi>i</mi>
    </msub>
    <mrow>
      <mo stretchy="true" form="prefix">(</mo>
      <mi>x</mi>
      <mo>,</mo>
      <mi>y</mi>
      <mo stretchy="true" form="postfix">)</mo>
    </mrow>
  </mrow>
</math>
</file>

<file path=Formula-290/content.xml><?xml version="1.0" encoding="utf-8"?>
<math xmlns="http://www.w3.org/1998/Math/MathML" display="inline">
  <mrow>
    <msub>
      <mi>P</mi>
      <mi>j</mi>
    </msub>
    <mrow>
      <mo stretchy="true" form="prefix">(</mo>
      <mi>x</mi>
      <mo>,</mo>
      <mi>y</mi>
      <mo stretchy="true" form="postfix">)</mo>
    </mrow>
  </mrow>
</math>
</file>

<file path=Formula-292/content.xml><?xml version="1.0" encoding="utf-8"?>
<math xmlns="http://www.w3.org/1998/Math/MathML" display="inline">
  <mi>γ</mi>
</math>
</file>

<file path=Formula-294/content.xml><?xml version="1.0" encoding="utf-8"?>
<math xmlns="http://www.w3.org/1998/Math/MathML" display="block">
  <mrow>
    <msub>
      <mi>P</mi>
      <mrow>
        <mi>i</mi>
        <mo>,</mo>
        <mi>j</mi>
      </mrow>
    </msub>
    <mrow>
      <mo stretchy="true" form="prefix">(</mo>
      <mi>x</mi>
      <mo>,</mo>
      <mi>y</mi>
      <mo stretchy="true" form="postfix">)</mo>
    </mrow>
    <mo>=</mo>
    <msub>
      <mi>P</mi>
      <mi>i</mi>
    </msub>
    <mrow>
      <mo stretchy="true" form="prefix">(</mo>
      <mi>x</mi>
      <mo>,</mo>
      <mi>y</mi>
      <mo stretchy="true" form="postfix">)</mo>
    </mrow>
    <msub>
      <mi>P</mi>
      <mi>j</mi>
    </msub>
    <mrow>
      <mo stretchy="true" form="prefix">(</mo>
      <mi>x</mi>
      <mo>,</mo>
      <mi>y</mi>
      <mo stretchy="true" form="postfix">)</mo>
    </mrow>
    <mi>γ</mi>
    <mi>.</mi>
    <mspace width="2.0em"/>
    <mrow>
      <mo stretchy="true" form="prefix">(</mo>
      <mn>5</mn>
      <mo stretchy="true" form="postfix">)</mo>
    </mrow>
  </mrow>
</math>
</file>

<file path=Formula-296/content.xml><?xml version="1.0" encoding="utf-8"?>
<math xmlns="http://www.w3.org/1998/Math/MathML" display="inline">
  <mrow>
    <mi>γ</mi>
    <mo>&gt;</mo>
    <mn>1</mn>
  </mrow>
</math>
</file>

<file path=Formula-298/content.xml><?xml version="1.0" encoding="utf-8"?>
<math xmlns="http://www.w3.org/1998/Math/MathML" display="inline">
  <mrow>
    <mi>γ</mi>
    <mo>&gt;</mo>
    <mn>1</mn>
  </mrow>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block">
  <mrow>
    <mi>C</mi>
    <mo>∼</mo>
    <mi>B</mi>
    <mi>e</mi>
    <mi>r</mi>
    <mi>n</mi>
    <mi>o</mi>
    <mi>u</mi>
    <mi>l</mi>
    <mi>l</mi>
    <mi>i</mi>
    <mrow>
      <mo stretchy="true" form="prefix">(</mo>
      <msub>
        <mi>P</mi>
        <mrow>
          <mi>i</mi>
          <mo>,</mo>
          <mi>j</mi>
        </mrow>
      </msub>
      <mrow>
        <mo stretchy="true" form="prefix">(</mo>
        <mi>x</mi>
        <mo>,</mo>
        <mi>y</mi>
        <mo stretchy="true" form="postfix">)</mo>
      </mrow>
      <mo stretchy="true" form="postfix">)</mo>
    </mrow>
    <mi>.</mi>
    <mspace width="2.0em"/>
    <mrow>
      <mo stretchy="true" form="prefix">(</mo>
      <mn>6</mn>
      <mo stretchy="true" form="postfix">)</mo>
    </mrow>
  </mrow>
</math>
</file>

<file path=Formula-302/content.xml><?xml version="1.0" encoding="utf-8"?>
<math xmlns="http://www.w3.org/1998/Math/MathML" display="inline">
  <mi>λ</mi>
</math>
</file>

<file path=Formula-304/content.xml><?xml version="1.0" encoding="utf-8"?>
<math xmlns="http://www.w3.org/1998/Math/MathML" display="inline">
  <msub>
    <mi>t</mi>
    <mn>0</mn>
  </msub>
</math>
</file>

<file path=Formula-306/content.xml><?xml version="1.0" encoding="utf-8"?>
<math xmlns="http://www.w3.org/1998/Math/MathML" display="block">
  <mrow>
    <msub>
      <mi>P</mi>
      <mi>N</mi>
    </msub>
    <mrow>
      <mo stretchy="true" form="prefix">(</mo>
      <mi>i</mi>
      <mo>→</mo>
      <mi>j</mi>
      <mo stretchy="false" form="prefix">|</mo>
      <mi>C</mi>
      <mo>=</mo>
      <mn>1</mn>
      <mo stretchy="true" form="postfix">)</mo>
    </mrow>
    <mo>=</mo>
    <mn>1</mn>
    <mo>−</mo>
    <msup>
      <mi>e</mi>
      <mrow>
        <mo>−</mo>
        <mi>λ</mi>
        <msub>
          <mi>t</mi>
          <mn>0</mn>
        </msub>
      </mrow>
    </msup>
    <mo>,</mo>
    <mspace width="2.0em"/>
    <mrow>
      <mo stretchy="true" form="prefix">(</mo>
      <mn>7</mn>
      <mo stretchy="true" form="postfix">)</mo>
    </mrow>
  </mrow>
</math>
</file>

<file path=Formula-308/content.xml><?xml version="1.0" encoding="utf-8"?>
<math xmlns="http://www.w3.org/1998/Math/MathML" display="inline">
  <mn>1</mn>
</math>
</file>

<file path=Formula-310/content.xml><?xml version="1.0" encoding="utf-8"?>
<math xmlns="http://www.w3.org/1998/Math/MathML" display="inline">
  <mrow>
    <msub>
      <mi>t</mi>
      <mn>0</mn>
    </msub>
    <mo>→</mo>
    <mi>∞</mi>
  </mrow>
</math>
</file>

<file path=Formula-312/content.xml><?xml version="1.0" encoding="utf-8"?>
<math xmlns="http://www.w3.org/1998/Math/MathML" display="inline">
  <mi>i</mi>
</math>
</file>

<file path=Formula-314/content.xml><?xml version="1.0" encoding="utf-8"?>
<math xmlns="http://www.w3.org/1998/Math/MathML" display="inline">
  <mi>j</mi>
</math>
</file>

<file path=Formula-316/content.xml><?xml version="1.0" encoding="utf-8"?>
<math xmlns="http://www.w3.org/1998/Math/MathML" display="inline">
  <mrow>
    <msub>
      <mi>P</mi>
      <mi>N</mi>
    </msub>
    <mrow>
      <mo stretchy="true" form="prefix">(</mo>
      <mi>i</mi>
      <mo>→</mo>
      <mi>j</mi>
      <mo stretchy="true" form="postfix">)</mo>
    </mrow>
  </mrow>
</math>
</file>

<file path=Formula-318/content.xml><?xml version="1.0" encoding="utf-8"?>
<math xmlns="http://www.w3.org/1998/Math/MathML" display="inline">
  <mi>λ</mi>
</math>
</file>

<file path=Formula-32/content.xml><?xml version="1.0" encoding="utf-8"?>
<math xmlns="http://www.w3.org/1998/Math/MathML" display="block">
  <mi>t</mi>
</math>
</file>

<file path=Formula-320/content.xml><?xml version="1.0" encoding="utf-8"?>
<math xmlns="http://www.w3.org/1998/Math/MathML" display="block">
  <mrow>
    <mi>I</mi>
    <mo>∼</mo>
    <mtext mathvariant="normal">Bernoulli</mtext>
    <mrow>
      <mo stretchy="true" form="prefix">(</mo>
      <msub>
        <mi>P</mi>
        <mi>N</mi>
      </msub>
      <mrow>
        <mo stretchy="true" form="prefix">(</mo>
        <mi>i</mi>
        <mo>→</mo>
        <mi>j</mi>
        <mo stretchy="true" form="postfix">)</mo>
      </mrow>
      <mo stretchy="true" form="postfix">)</mo>
    </mrow>
    <mspace width="2.0em"/>
    <mrow>
      <mo stretchy="true" form="prefix">(</mo>
      <mn>8</mn>
      <mo stretchy="true" form="postfix">)</mo>
    </mrow>
  </mrow>
</math>
</file>

<file path=Formula-322/content.xml><?xml version="1.0" encoding="utf-8"?>
<math xmlns="http://www.w3.org/1998/Math/MathML" display="block">
  <mrow>
    <msub>
      <mi>P</mi>
      <mi>N</mi>
    </msub>
    <mrow>
      <mo stretchy="true" form="prefix">(</mo>
      <mi>i</mi>
      <mo>→</mo>
      <mi>j</mi>
      <mo stretchy="true" form="postfix">)</mo>
    </mrow>
    <mo>=</mo>
    <msub>
      <mi>P</mi>
      <mi>i</mi>
    </msub>
    <mrow>
      <mo stretchy="true" form="prefix">(</mo>
      <mi>x</mi>
      <mo>,</mo>
      <mi>y</mi>
      <mo stretchy="true" form="postfix">)</mo>
    </mrow>
    <msub>
      <mi>P</mi>
      <mi>j</mi>
    </msub>
    <mrow>
      <mo stretchy="true" form="prefix">(</mo>
      <mi>x</mi>
      <mo>,</mo>
      <mi>y</mi>
      <mo stretchy="true" form="postfix">)</mo>
    </mrow>
    <mi>γ</mi>
    <mrow>
      <mo stretchy="true" form="prefix">(</mo>
      <mn>1</mn>
      <mo>−</mo>
      <msup>
        <mi>e</mi>
        <mrow>
          <mo>−</mo>
          <mi>λ</mi>
          <msub>
            <mi>t</mi>
            <mn>0</mn>
          </msub>
        </mrow>
      </msup>
      <mo stretchy="true" form="postfix">)</mo>
    </mrow>
    <mspace width="2.0em"/>
    <mrow>
      <mo stretchy="true" form="prefix">(</mo>
      <mn>9</mn>
      <mo stretchy="true" form="postfix">)</mo>
    </mrow>
  </mrow>
</math>
</file>

<file path=Formula-324/content.xml><?xml version="1.0" encoding="utf-8"?>
<math xmlns="http://www.w3.org/1998/Math/MathML" display="block">
  <mrow>
    <mi>γ</mi>
    <mo>∼</mo>
    <mtext mathvariant="normal">Gamma</mtext>
    <mrow>
      <mo stretchy="true" form="prefix">(</mo>
      <mn>2</mn>
      <mo>,</mo>
      <mn>0.5</mn>
      <mo stretchy="true" form="postfix">)</mo>
    </mrow>
    <mspace width="2.0em"/>
    <mrow>
      <mo stretchy="true" form="prefix">(</mo>
      <mn>10</mn>
      <mo stretchy="true" form="postfix">)</mo>
    </mrow>
  </mrow>
</math>
</file>

<file path=Formula-326/content.xml><?xml version="1.0" encoding="utf-8"?>
<math xmlns="http://www.w3.org/1998/Math/MathML" display="block">
  <mrow>
    <mi>λ</mi>
    <mo>∼</mo>
    <mtext mathvariant="normal">Exponential</mtext>
    <mrow>
      <mo stretchy="true" form="prefix">(</mo>
      <mn>2</mn>
      <mo stretchy="true" form="postfix">)</mo>
    </mrow>
    <mspace width="2.0em"/>
    <mrow>
      <mo stretchy="true" form="prefix">(</mo>
      <mn>11</mn>
      <mo stretchy="true" form="postfix">)</mo>
    </mrow>
  </mrow>
</math>
</file>

<file path=Formula-328/content.xml><?xml version="1.0" encoding="utf-8"?>
<math xmlns="http://www.w3.org/1998/Math/MathML" display="inline">
  <mi>λ</mi>
</math>
</file>

<file path=Formula-330/content.xml><?xml version="1.0" encoding="utf-8"?>
<math xmlns="http://www.w3.org/1998/Math/MathML" display="inline">
  <mrow>
    <mi>n</mi>
    <mo>×</mo>
    <mi>n</mi>
  </mrow>
</math>
</file>

<file path=Formula-332/content.xml><?xml version="1.0" encoding="utf-8"?>
<math xmlns="http://www.w3.org/1998/Math/MathML" display="inline">
  <msup>
    <mi>n</mi>
    <mn>2</mn>
  </msup>
</math>
</file>

<file path=Formula-334/content.xml><?xml version="1.0" encoding="utf-8"?>
<math xmlns="http://www.w3.org/1998/Math/MathML" display="inline">
  <msup>
    <mi>n</mi>
    <mn>2</mn>
  </msup>
</math>
</file>

<file path=Formula-336/content.xml><?xml version="1.0" encoding="utf-8"?>
<math xmlns="http://www.w3.org/1998/Math/MathML" display="inline">
  <msub>
    <mi>N</mi>
    <mn>1</mn>
  </msub>
</math>
</file>

<file path=Formula-338/content.xml><?xml version="1.0" encoding="utf-8"?>
<math xmlns="http://www.w3.org/1998/Math/MathML" display="inline">
  <msub>
    <mi>N</mi>
    <mn>2</mn>
  </msub>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row>
    <mfrac>
      <mn>1</mn>
      <mn>2</mn>
    </mfrac>
    <msub>
      <mi>A</mi>
      <mn>0</mn>
    </msub>
  </mrow>
</math>
</file>

<file path=Formula-342/content.xml><?xml version="1.0" encoding="utf-8"?>
<math xmlns="http://www.w3.org/1998/Math/MathML" display="inline">
  <msub>
    <mi>A</mi>
    <mn>0</mn>
  </msub>
</math>
</file>

<file path=Formula-344/content.xml><?xml version="1.0" encoding="utf-8"?>
<math xmlns="http://www.w3.org/1998/Math/MathML" display="inline">
  <msub>
    <mi>N</mi>
    <mn>0</mn>
  </msub>
</math>
</file>

<file path=Formula-346/content.xml><?xml version="1.0" encoding="utf-8"?>
<math xmlns="http://www.w3.org/1998/Math/MathML" display="inline">
  <msub>
    <mi>N</mi>
    <mn>1</mn>
  </msub>
</math>
</file>

<file path=Formula-348/content.xml><?xml version="1.0" encoding="utf-8"?>
<math xmlns="http://www.w3.org/1998/Math/MathML" display="inline">
  <msub>
    <mi>N</mi>
    <mn>2</mn>
  </msub>
</math>
</file>

<file path=Formula-350/content.xml><?xml version="1.0" encoding="utf-8"?>
<math xmlns="http://www.w3.org/1998/Math/MathML" display="inline">
  <mi>i</mi>
</math>
</file>

<file path=Formula-352/content.xml><?xml version="1.0" encoding="utf-8"?>
<math xmlns="http://www.w3.org/1998/Math/MathML" display="inline">
  <mi>j</mi>
</math>
</file>

<file path=Formula-354/content.xml><?xml version="1.0" encoding="utf-8"?>
<math xmlns="http://www.w3.org/1998/Math/MathML" display="inline">
  <msub>
    <mi>N</mi>
    <mn>0</mn>
  </msub>
</math>
</file>

<file path=Formula-356/content.xml><?xml version="1.0" encoding="utf-8"?>
<math xmlns="http://www.w3.org/1998/Math/MathML" display="block">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i>.</mi>
    <mspace width="2.0em"/>
    <mrow>
      <mo stretchy="true" form="prefix">(</mo>
      <mn>12</mn>
      <mo stretchy="true" form="postfix">)</mo>
    </mrow>
  </mrow>
</math>
</file>

<file path=Formula-358/content.xml><?xml version="1.0" encoding="utf-8"?>
<math xmlns="http://www.w3.org/1998/Math/MathML" display="inline">
  <msub>
    <mi>N</mi>
    <mn>0</mn>
  </msub>
</math>
</file>

<file path=Formula-36/content.xml><?xml version="1.0" encoding="utf-8"?>
<math xmlns="http://www.w3.org/1998/Math/MathML" display="block">
  <mi>i</mi>
</math>
</file>

<file path=Formula-360/content.xml><?xml version="1.0" encoding="utf-8"?>
<math xmlns="http://www.w3.org/1998/Math/MathML" display="inline">
  <msub>
    <mi>N</mi>
    <mn>1</mn>
  </msub>
</math>
</file>

<file path=Formula-362/content.xml><?xml version="1.0" encoding="utf-8"?>
<math xmlns="http://www.w3.org/1998/Math/MathML" display="inline">
  <msub>
    <mi>N</mi>
    <mn>2</mn>
  </msub>
</math>
</file>

<file path=Formula-364/content.xml><?xml version="1.0" encoding="utf-8"?>
<math xmlns="http://www.w3.org/1998/Math/MathML" display="inline">
  <mrow>
    <msubsup>
      <mi>M</mi>
      <mrow>
        <mi>i</mi>
        <mo>,</mo>
        <mi>j</mi>
      </mrow>
      <mo>*</mo>
    </msubsup>
    <mo>=</mo>
    <mn>1</mn>
  </mrow>
</math>
</file>

<file path=Formula-366/content.xml><?xml version="1.0" encoding="utf-8"?>
<math xmlns="http://www.w3.org/1998/Math/MathML" display="inline">
  <msup>
    <mi>M</mi>
    <mo>*</mo>
  </msup>
</math>
</file>

<file path=Formula-368/content.xml><?xml version="1.0" encoding="utf-8"?>
<math xmlns="http://www.w3.org/1998/Math/MathML" display="block">
  <mrow>
    <msub>
      <mi>P</mi>
      <mi>N</mi>
    </msub>
    <mrow>
      <mo stretchy="true" form="prefix">(</mo>
      <mi>i</mi>
      <mo>→</mo>
      <mi>j</mi>
      <mo stretchy="true" form="postfix">)</mo>
    </mrow>
    <mo>=</mo>
    <msub>
      <mi>P</mi>
      <mi>M</mi>
    </msub>
    <mrow>
      <mo stretchy="true" form="prefix">(</mo>
      <mi>i</mi>
      <mo>→</mo>
      <mi>j</mi>
      <mo stretchy="true" form="postfix">)</mo>
    </mrow>
    <mo>×</mo>
    <msub>
      <mi>P</mi>
      <mi>N</mi>
    </msub>
    <mrow>
      <mo stretchy="true" form="prefix">(</mo>
      <mi>i</mi>
      <mo>→</mo>
      <mi>j</mi>
      <mo stretchy="false" form="prefix">|</mo>
      <msubsup>
        <mi>M</mi>
        <mrow>
          <mi>i</mi>
          <mo>,</mo>
          <mi>j</mi>
        </mrow>
        <mo>*</mo>
      </msubsup>
      <mo>=</mo>
      <mn>1</mn>
      <mo stretchy="true" form="postfix">)</mo>
    </mrow>
    <mi>.</mi>
  </mrow>
</math>
</file>

<file path=Formula-370/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13</mn>
      <mo stretchy="true" form="postfix">)</mo>
    </mrow>
  </mrow>
</math>
</file>

<file path=Formula-372/content.xml><?xml version="1.0" encoding="utf-8"?>
<math xmlns="http://www.w3.org/1998/Math/MathML" display="block">
  <mrow>
    <msub>
      <mo>∫</mo>
      <mi>Ω</mi>
    </msub>
    <msub>
      <mo>∫</mo>
      <mi>A</mi>
    </msub>
    <msub>
      <mo>∫</mo>
      <mi>t</mi>
    </msub>
    <msub>
      <mi>P</mi>
      <mi>N</mi>
    </msub>
    <mrow>
      <mo stretchy="true" form="prefix">(</mo>
      <mi>i</mi>
      <mo>→</mo>
      <mi>j</mi>
      <mo stretchy="false" form="prefix">|</mo>
      <mi>A</mi>
      <mo>,</mo>
      <mi>t</mi>
      <mo>,</mo>
      <mi>Ω</mi>
      <mo stretchy="true" form="postfix">)</mo>
    </mrow>
    <mi>d</mi>
    <mi>t</mi>
    <mi>d</mi>
    <mi>A</mi>
    <mi>d</mi>
    <mi>Ω</mi>
    <mo>≤</mo>
    <msub>
      <mi>P</mi>
      <mi>M</mi>
    </msub>
    <mrow>
      <mo stretchy="true" form="prefix">(</mo>
      <mi>i</mi>
      <mo>→</mo>
      <mi>j</mi>
      <mo stretchy="true" form="postfix">)</mo>
    </mrow>
    <mi>.</mi>
    <mspace width="2.0em"/>
    <mrow>
      <mo stretchy="true" form="prefix">(</mo>
      <mn>14</mn>
      <mo stretchy="true" form="postfix">)</mo>
    </mrow>
  </mrow>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